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75.99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61.0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項　　　目</text:p>
          </table:table-cell>
          <table:covered-table-cell table:style-name="ce6"/>
          <table:table-cell table:style-name="ce2" office:value-type="string" calcext:value-type="string">
            <text:p>現　　況</text:p>
          </table:table-cell>
          <table:table-cell table:style-name="ce2" office:value-type="string" calcext:value-type="string">
            <text:p>目　　標</text:p>
          </table:table-cell>
          <table:table-cell table:style-name="ce2" office:value-type="string" calcext:value-type="string">
            <text:p>對　　　策</text:p>
          </table:table-cell>
          <table:table-cell table:style-name="ce2" office:value-type="string" calcext:value-type="string">
            <text:p>備註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0">
            <text:p>基　　　礎　　　數　　　字</text:p>
          </table:table-cell>
          <table:table-cell table:style-name="ce7" office:value-type="string" calcext:value-type="string">
            <text:p>  1.<text:span text:style-name="T1">營業額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2.<text:span text:style-name="T1">毛利率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3.<text:span text:style-name="T1">人事費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4.<text:span text:style-name="T1">其他經費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5.<text:span text:style-name="T1">利息支出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6.<text:span text:style-name="T1">純利益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7.<text:span text:style-name="T1">回收率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8.<text:span text:style-name="T1">庫存金額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9.<text:span text:style-name="T1">借款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5"/>
          <table:table-cell table:style-name="ce7" office:value-type="string" calcext:value-type="string">
            <text:p> 10.<text:span text:style-name="T1">應付票據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1">
            <text:p>效　　　率　　　性</text:p>
          </table:table-cell>
          <table:table-cell table:style-name="ce7" office:value-type="string" calcext:value-type="string">
            <text:p>  1.<text:span text:style-name="T1">損益平衡點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2.<text:span text:style-name="T1">總資本利益率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3.<text:span text:style-name="T1">營業額對純利益率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4.<text:span text:style-name="T1">勞動分配率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5.<text:span text:style-name="T1">交差比率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6.<text:span text:style-name="T1">一個月的毛利（個人）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7. <text:span text:style-name="T1">一個月的總費用（個人）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8. <text:span text:style-name="T1">一個月的純利益（個人）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 9. <text:span text:style-name="T1">一個月個人的營業額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4"/>
          <table:table-cell table:style-name="ce7" office:value-type="string" calcext:value-type="string">
            <text:p> 10.<text:span text:style-name="T1">出貨單平均營業額（單張）</text:span></text:p>
          </table:table-cell>
          <table:table-cell table:style-name="ce8" table:number-columns-repeated="4"/>
          <table:table-cell table:number-columns-repeated="1018"/>
        </table:table-row>
        <table:table-row table:style-name="ro2">
          <table:covered-table-cell table:style-name="ce5"/>
          <table:table-cell table:style-name="ce7" office:value-type="string" calcext:value-type="string">
            <text:p> 11.<text:span text:style-name="T1">一個月營業額</text:span></text:p>
          </table:table-cell>
          <table:table-cell table:style-name="ce8" table:number-columns-repeated="4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9mm" fo:margin-right="9mm" style:first-page-number="continue" style:scale-to="7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5:19:24</meta:creation-date>
    <dc:creator>QQ</dc:creator>
    <dc:date>2004-03-21T15:42:03</dc:date>
    <meta:document-statistic meta:table-count="1" meta:cell-count="28" meta:object-count="0"/>
    <meta:generator>LibreOffice/5.1.1.3$Windows_x86 LibreOffice_project/89f508ef3ecebd2cfb8e1def0f0ba9a803b88a6d</meta:generator>
  </office:meta>
</office:document-meta>
</file>